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44pt" officeooo:rsid="0018caee" officeooo:paragraph-rsid="0018caee" style:font-size-asian="38.5pt" style:font-size-complex="44pt"/>
    </style:style>
    <style:style style:name="P2" style:family="paragraph" style:parent-style-name="Standard">
      <style:text-properties fo:font-size="12pt" officeooo:rsid="0018caee" officeooo:paragraph-rsid="0018caee" style:font-size-asian="10.5pt" style:font-size-complex="12pt"/>
    </style:style>
    <style:style style:name="P3" style:family="paragraph" style:parent-style-name="Standard">
      <style:text-properties fo:font-size="15pt" officeooo:rsid="0018caee" officeooo:paragraph-rsid="0018caee" style:font-size-asian="13.1000003814697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Home page)</text:p>
      <text:p text:style-name="P1"/>
      <text:p text:style-name="P3">1.TODAY’S MENU</text:p>
      <text:p text:style-name="P3">2.STORAGE AND AMOUNT OF RAW MATERIALS</text:p>
      <text:p text:style-name="P3">3.STATISTICS (TASTE AND WASTE)</text:p>
      <text:p text:style-name="P3">4.WAGES AND FINANCE</text:p>
      <text:p text:style-name="P3"/>
      <text:p text:style-name="P2"/>
      <text:p text:style-name="P2"/>
      <text:p text:style-name="P2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6:06:06.034349151</meta:creation-date>
    <meta:generator>LibreOffice/5.1.2.2$Linux_X86_64 LibreOffice_project/10m0$Build-2</meta:generator>
    <dc:date>2018-03-13T16:14:06.317325102</dc:date>
    <meta:editing-duration>PT8M</meta:editing-duration>
    <meta:editing-cycles>1</meta:editing-cycles>
    <meta:document-statistic meta:table-count="0" meta:image-count="0" meta:object-count="0" meta:page-count="1" meta:paragraph-count="5" meta:word-count="17" meta:character-count="111" meta:non-whitespace-character-count="99"/>
  </office:meta>
</office:document-meta>
</file>